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0154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1.9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</style:style>
    <style:style style:name="ce1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12"/>
        <table:table-column table:style-name="co6" table:default-cell-style-name="ce8"/>
        <table:table-column table:style-name="co3" table:default-cell-style-name="ce8"/>
        <table:table-column table:style-name="co4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default-cell-style-name="ce12"/>
        <table:table-column table:style-name="co6" table:number-columns-repeated="1013" table:default-cell-style-name="ce12"/>
        <table:table-row table:style-name="ro1">
          <table:table-cell table:style-name="ce5" office:value-type="string">
            <text:p>PID</text:p>
          </table:table-cell>
          <table:table-cell table:style-name="ce5" office:value-type="string">
            <text:p>EXP</text:p>
          </table:table-cell>
          <table:table-cell table:style-name="ce5" office:value-type="string">
            <text:p>GCM_ID</text:p>
          </table:table-cell>
          <table:table-cell table:style-name="ce5" office:value-type="string">
            <text:p>GCM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MACHINE</text:p>
          </table:table-cell>
          <table:table-cell table:style-name="ce5" office:value-type="string">
            <text:p>PID</text:p>
          </table:table-cell>
          <table:table-cell table:style-name="ce5" office:value-type="string">
            <text:p>SOCKET</text:p>
          </table:table-cell>
          <table:table-cell table:style-name="ce5" office:value-type="string">
            <text:p>LIM_A</text:p>
          </table:table-cell>
          <table:table-cell table:style-name="ce5" office:value-type="string">
            <text:p>LIM_B</text:p>
          </table:table-cell>
          <table:table-cell table:style-name="ce5" office:value-type="string">
            <text:p>COMMAND</text:p>
          </table:table-cell>
          <table:table-cell table:style-name="ce5"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]+1" office:value-type="float" office:value="2">
            <text:p>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2]+1" office:value-type="float" office:value="196">
            <text:p>196</text:p>
          </table:table-cell>
          <table:table-cell table:style-name="ce6" table:formula="of:=[.J2]+195" office:value-type="float" office:value="390">
            <text:p>39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3]+1" office:value-type="float" office:value="3">
            <text:p>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3]+1" office:value-type="float" office:value="391">
            <text:p>391</text:p>
          </table:table-cell>
          <table:table-cell table:style-name="ce6" table:formula="of:=[.J3]+195" office:value-type="float" office:value="585">
            <text:p>58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4]+1" office:value-type="float" office:value="4">
            <text:p>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4]+1" office:value-type="float" office:value="586">
            <text:p>586</text:p>
          </table:table-cell>
          <table:table-cell table:style-name="ce6" table:formula="of:=[.J4]+195" office:value-type="float" office:value="780">
            <text:p>78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5]+1" office:value-type="float" office:value="5">
            <text:p>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5]+1" office:value-type="float" office:value="781">
            <text:p>781</text:p>
          </table:table-cell>
          <table:table-cell table:style-name="ce6" table:formula="of:=[.J5]+195" office:value-type="float" office:value="975">
            <text:p>97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6]+1" office:value-type="float" office:value="6">
            <text:p>6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6]+1" office:value-type="float" office:value="976">
            <text:p>976</text:p>
          </table:table-cell>
          <table:table-cell table:style-name="ce6" table:formula="of:=[.J6]+195" office:value-type="float" office:value="1170">
            <text:p>117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7]+1" office:value-type="float" office:value="7">
            <text:p>7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7]+1" office:value-type="float" office:value="1171">
            <text:p>1171</text:p>
          </table:table-cell>
          <table:table-cell table:style-name="ce6" table:formula="of:=[.J7]+195" office:value-type="float" office:value="1365">
            <text:p>136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8]+1" office:value-type="float" office:value="8">
            <text:p>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8]+1" office:value-type="float" office:value="1366">
            <text:p>1366</text:p>
          </table:table-cell>
          <table:table-cell table:style-name="ce6" table:formula="of:=[.J8]+195" office:value-type="float" office:value="1560">
            <text:p>156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9]+1" office:value-type="float" office:value="9">
            <text:p>9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9]+1" office:value-type="float" office:value="1561">
            <text:p>1561</text:p>
          </table:table-cell>
          <table:table-cell table:style-name="ce6" table:formula="of:=[.J9]+195" office:value-type="float" office:value="1755">
            <text:p>175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0]+1" office:value-type="float" office:value="10">
            <text:p>1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0]+1" office:value-type="float" office:value="1756">
            <text:p>1756</text:p>
          </table:table-cell>
          <table:table-cell table:style-name="ce6" table:formula="of:=[.J10]+195" office:value-type="float" office:value="1950">
            <text:p>195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1]+1" office:value-type="float" office:value="11">
            <text:p>11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191">
            <text:p>28191</text:p>
          </table:table-cell>
          <table:table-cell table:style-name="ce6" office:value-type="string">
            <text:p>pts-0.eljefe-01</text:p>
          </table:table-cell>
          <table:table-cell table:style-name="ce6" table:formula="of:=[.J11]+1" office:value-type="float" office:value="1951">
            <text:p>1951</text:p>
          </table:table-cell>
          <table:table-cell table:style-name="ce6" table:formula="of:=[.J11]+195" office:value-type="float" office:value="2145">
            <text:p>214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2]+1" office:value-type="float" office:value="12">
            <text:p>12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2]+1" office:value-type="float" office:value="2146">
            <text:p>2146</text:p>
          </table:table-cell>
          <table:table-cell table:style-name="ce6" table:formula="of:=[.J12]+195" office:value-type="float" office:value="2340">
            <text:p>234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3]+1" office:value-type="float" office:value="13">
            <text:p>13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691">
            <text:p>691</text:p>
          </table:table-cell>
          <table:table-cell table:style-name="ce6" office:value-type="string">
            <text:p>pts-0.eljefe-01</text:p>
          </table:table-cell>
          <table:table-cell table:style-name="ce6" table:formula="of:=[.J13]+1" office:value-type="float" office:value="2341">
            <text:p>2341</text:p>
          </table:table-cell>
          <table:table-cell table:style-name="ce6" table:formula="of:=[.J13]+195" office:value-type="float" office:value="2535">
            <text:p>253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4]+1" office:value-type="float" office:value="14">
            <text:p>14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7094">
            <text:p>7094</text:p>
          </table:table-cell>
          <table:table-cell table:style-name="ce6" office:value-type="string">
            <text:p>exp69</text:p>
          </table:table-cell>
          <table:table-cell table:style-name="ce6" table:formula="of:=[.J14]+1" office:value-type="float" office:value="2536">
            <text:p>2536</text:p>
          </table:table-cell>
          <table:table-cell table:style-name="ce6" table:formula="of:=[.J14]+195" office:value-type="float" office:value="2730">
            <text:p>273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5]+1" office:value-type="float" office:value="15">
            <text:p>1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8012">
            <text:p>8012</text:p>
          </table:table-cell>
          <table:table-cell table:style-name="ce6" office:value-type="string">
            <text:p>exp70</text:p>
          </table:table-cell>
          <table:table-cell table:style-name="ce6" table:formula="of:=[.J15]+1" office:value-type="float" office:value="2731">
            <text:p>2731</text:p>
          </table:table-cell>
          <table:table-cell table:style-name="ce6" table:formula="of:=[.J15]+195" office:value-type="float" office:value="2925">
            <text:p>292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6]+1" office:value-type="float" office:value="16">
            <text:p>16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9183">
            <text:p>9183</text:p>
          </table:table-cell>
          <table:table-cell table:style-name="ce6" office:value-type="string">
            <text:p>exp71</text:p>
          </table:table-cell>
          <table:table-cell table:style-name="ce6" table:formula="of:=[.J16]+1" office:value-type="float" office:value="2926">
            <text:p>2926</text:p>
          </table:table-cell>
          <table:table-cell table:style-name="ce6" table:formula="of:=[.J16]+195" office:value-type="float" office:value="3120">
            <text:p>312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7]+1" office:value-type="float" office:value="17">
            <text:p>1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0752">
            <text:p>10752</text:p>
          </table:table-cell>
          <table:table-cell table:style-name="ce6" office:value-type="string">
            <text:p>exp77</text:p>
          </table:table-cell>
          <table:table-cell table:style-name="ce6" table:formula="of:=[.J17]+1" office:value-type="float" office:value="3121">
            <text:p>3121</text:p>
          </table:table-cell>
          <table:table-cell table:style-name="ce6" table:formula="of:=[.J17]+195" office:value-type="float" office:value="3315">
            <text:p>331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8]+1" office:value-type="float" office:value="18">
            <text:p>1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143">
            <text:p>12143</text:p>
          </table:table-cell>
          <table:table-cell table:style-name="ce6" office:value-type="string">
            <text:p>exp78</text:p>
          </table:table-cell>
          <table:table-cell table:style-name="ce6" table:formula="of:=[.J18]+1" office:value-type="float" office:value="3316">
            <text:p>3316</text:p>
          </table:table-cell>
          <table:table-cell table:style-name="ce6" table:formula="of:=[.J18]+195" office:value-type="float" office:value="3510">
            <text:p>351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9]+1" office:value-type="float" office:value="19">
            <text:p>19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252">
            <text:p>12252</text:p>
          </table:table-cell>
          <table:table-cell table:style-name="ce6" office:value-type="string">
            <text:p>exp79</text:p>
          </table:table-cell>
          <table:table-cell table:style-name="ce6" table:formula="of:=[.J19]+1" office:value-type="float" office:value="3511">
            <text:p>3511</text:p>
          </table:table-cell>
          <table:table-cell table:style-name="ce6" table:formula="of:=[.J19]+195" office:value-type="float" office:value="3705">
            <text:p>370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0]+1" office:value-type="float" office:value="20">
            <text:p>2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2220">
            <text:p>22220</text:p>
          </table:table-cell>
          <table:table-cell table:style-name="ce6" table:formula="of:=CONCATENATE(&quot;g2exp&quot;;[.B21])" office:value-type="string" office:string-value="g2exp33">
            <text:p>g2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6" table:formula="of:=[.A21]+1" office:value-type="float" office:value="21">
            <text:p>2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5352">
            <text:p>25352</text:p>
          </table:table-cell>
          <table:table-cell table:style-name="ce6" table:formula="of:=CONCATENATE(&quot;g2exp&quot;;[.B22])" office:value-type="string" office:string-value="g2exp36">
            <text:p>g2exp36</text:p>
          </table:table-cell>
          <table:table-cell table:style-name="ce6" table:formula="of:=[.J21]+1" office:value-type="float" office:value="196">
            <text:p>196</text:p>
          </table:table-cell>
          <table:table-cell table:style-name="ce6" table:formula="of:=[.J21]+195" office:value-type="float" office:value="390">
            <text:p>390</text:p>
          </table:table-cell>
          <table:table-cell table:style-name="ce9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6" table:formula="of:=[.A22]+1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188">
            <text:p>27188</text:p>
          </table:table-cell>
          <table:table-cell table:style-name="ce6" table:formula="of:=CONCATENATE(&quot;g2exp&quot;;[.B23])" office:value-type="string" office:string-value="g2exp37">
            <text:p>g2exp37</text:p>
          </table:table-cell>
          <table:table-cell table:style-name="ce6" table:formula="of:=[.J22]+1" office:value-type="float" office:value="391">
            <text:p>391</text:p>
          </table:table-cell>
          <table:table-cell table:style-name="ce6" table:formula="of:=[.J22]+195" office:value-type="float" office:value="585">
            <text:p>585</text:p>
          </table:table-cell>
          <table:table-cell table:style-name="ce9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6" table:formula="of:=[.A23]+1" office:value-type="float" office:value="23">
            <text:p>2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341">
            <text:p>28341</text:p>
          </table:table-cell>
          <table:table-cell table:style-name="ce6" table:formula="of:=CONCATENATE(&quot;g2exp&quot;;[.B24])" office:value-type="string" office:string-value="g2exp38">
            <text:p>g2exp38</text:p>
          </table:table-cell>
          <table:table-cell table:style-name="ce6" table:formula="of:=[.J23]+1" office:value-type="float" office:value="586">
            <text:p>586</text:p>
          </table:table-cell>
          <table:table-cell table:style-name="ce6" table:formula="of:=[.J23]+195" office:value-type="float" office:value="780">
            <text:p>780</text:p>
          </table:table-cell>
          <table:table-cell table:style-name="ce9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6" table:formula="of:=[.A24]+1" office:value-type="float" office:value="24">
            <text:p>2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32499">
            <text:p>32499</text:p>
          </table:table-cell>
          <table:table-cell table:style-name="ce6" table:formula="of:=CONCATENATE(&quot;g2exp&quot;;[.B25])" office:value-type="string" office:string-value="g2exp41">
            <text:p>g2exp41</text:p>
          </table:table-cell>
          <table:table-cell table:style-name="ce6" table:formula="of:=[.J24]+1" office:value-type="float" office:value="781">
            <text:p>781</text:p>
          </table:table-cell>
          <table:table-cell table:style-name="ce6" table:formula="of:=[.J24]+195" office:value-type="float" office:value="975">
            <text:p>975</text:p>
          </table:table-cell>
          <table:table-cell table:style-name="ce9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6" table:formula="of:=[.A25]+1" office:value-type="float" office:value="25">
            <text:p>25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55">
            <text:p>2755</text:p>
          </table:table-cell>
          <table:table-cell table:style-name="ce6" table:formula="of:=CONCATENATE(&quot;g2exp&quot;;[.B26])" office:value-type="string" office:string-value="g2exp44">
            <text:p>g2exp44</text:p>
          </table:table-cell>
          <table:table-cell table:style-name="ce6" table:formula="of:=[.J25]+1" office:value-type="float" office:value="976">
            <text:p>976</text:p>
          </table:table-cell>
          <table:table-cell table:style-name="ce6" table:formula="of:=[.J25]+195" office:value-type="float" office:value="1170">
            <text:p>1170</text:p>
          </table:table-cell>
          <table:table-cell table:style-name="ce9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6" table:formula="of:=[.A26]+1" office:value-type="float" office:value="26">
            <text:p>2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174">
            <text:p>5174</text:p>
          </table:table-cell>
          <table:table-cell table:style-name="ce6" table:formula="of:=CONCATENATE(&quot;g2exp&quot;;[.B27])" office:value-type="string" office:string-value="g2exp46">
            <text:p>g2exp46</text:p>
          </table:table-cell>
          <table:table-cell table:style-name="ce6" table:formula="of:=[.J26]+1" office:value-type="float" office:value="1171">
            <text:p>1171</text:p>
          </table:table-cell>
          <table:table-cell table:style-name="ce6" table:formula="of:=[.J26]+195" office:value-type="float" office:value="1365">
            <text:p>1365</text:p>
          </table:table-cell>
          <table:table-cell table:style-name="ce9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6" table:formula="of:=[.A27]+1" office:value-type="float" office:value="27">
            <text:p>27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793">
            <text:p>5793</text:p>
          </table:table-cell>
          <table:table-cell table:style-name="ce6" table:formula="of:=CONCATENATE(&quot;g2exp&quot;;[.B28])" office:value-type="string" office:string-value="g2exp50">
            <text:p>g2exp50</text:p>
          </table:table-cell>
          <table:table-cell table:style-name="ce6" table:formula="of:=[.J27]+1" office:value-type="float" office:value="1366">
            <text:p>1366</text:p>
          </table:table-cell>
          <table:table-cell table:style-name="ce6" table:formula="of:=[.J27]+195" office:value-type="float" office:value="1560">
            <text:p>1560</text:p>
          </table:table-cell>
          <table:table-cell table:style-name="ce9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7" table:formula="of:=[.A28]+1" office:value-type="float" office:value="28">
            <text:p>28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bnu_esm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15195">
            <text:p>15195</text:p>
          </table:table-cell>
          <table:table-cell table:style-name="ce7" table:formula="of:=CONCATENATE(&quot;g2exp&quot;;[.B29])" office:value-type="string" office:string-value="g2exp51">
            <text:p>g2exp51</text:p>
          </table:table-cell>
          <table:table-cell table:style-name="ce7" table:formula="of:=[.J28]+1" office:value-type="float" office:value="1561">
            <text:p>1561</text:p>
          </table:table-cell>
          <table:table-cell table:style-name="ce7" table:formula="of:=[.J28]+195" office:value-type="float" office:value="1755">
            <text:p>1755</text:p>
          </table:table-cell>
          <table:table-cell table:style-name="ce10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7" table:formula="of:=[.A29]+1" office:value-type="float" office:value="29">
            <text:p>2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bnu_esm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16141">
            <text:p>16141</text:p>
          </table:table-cell>
          <table:table-cell table:style-name="ce7" table:formula="of:=CONCATENATE(&quot;g2exp&quot;;[.B30])" office:value-type="string" office:string-value="g2exp53">
            <text:p>g2exp53</text:p>
          </table:table-cell>
          <table:table-cell table:style-name="ce7" table:formula="of:=[.J29]+1" office:value-type="float" office:value="1756">
            <text:p>1756</text:p>
          </table:table-cell>
          <table:table-cell table:style-name="ce7" table:formula="of:=[.J29]+195" office:value-type="float" office:value="1950">
            <text:p>1950</text:p>
          </table:table-cell>
          <table:table-cell table:style-name="ce10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7" table:formula="of:=[.A30]+1" office:value-type="float" office:value="30">
            <text:p>30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bnu_esm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16274">
            <text:p>16274</text:p>
          </table:table-cell>
          <table:table-cell table:style-name="ce7" table:formula="of:=CONCATENATE(&quot;g2exp&quot;;[.B31])" office:value-type="string" office:string-value="g2exp55">
            <text:p>g2exp55</text:p>
          </table:table-cell>
          <table:table-cell table:style-name="ce7" table:formula="of:=[.J30]+1" office:value-type="float" office:value="1951">
            <text:p>1951</text:p>
          </table:table-cell>
          <table:table-cell table:style-name="ce7" table:formula="of:=[.J30]+195" office:value-type="float" office:value="2145">
            <text:p>2145</text:p>
          </table:table-cell>
          <table:table-cell table:style-name="ce10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7" table:formula="of:=[.A31]+1" office:value-type="float" office:value="31">
            <text:p>31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bnu_esm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16425">
            <text:p>16425</text:p>
          </table:table-cell>
          <table:table-cell table:style-name="ce7" table:formula="of:=CONCATENATE(&quot;g2exp&quot;;[.B32])" office:value-type="string" office:string-value="g2exp59">
            <text:p>g2exp59</text:p>
          </table:table-cell>
          <table:table-cell table:style-name="ce7" table:formula="of:=[.J31]+1" office:value-type="float" office:value="2146">
            <text:p>2146</text:p>
          </table:table-cell>
          <table:table-cell table:style-name="ce7" table:formula="of:=[.J31]+195" office:value-type="float" office:value="2340">
            <text:p>2340</text:p>
          </table:table-cell>
          <table:table-cell table:style-name="ce10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7" table:formula="of:=[.A32]+1" office:value-type="float" office:value="32">
            <text:p>32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bnu_esm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16695">
            <text:p>16695</text:p>
          </table:table-cell>
          <table:table-cell table:style-name="ce7" table:formula="of:=CONCATENATE(&quot;g2exp&quot;;[.B33])" office:value-type="string" office:string-value="g2exp63">
            <text:p>g2exp63</text:p>
          </table:table-cell>
          <table:table-cell table:style-name="ce7" table:formula="of:=[.J32]+1" office:value-type="float" office:value="2341">
            <text:p>2341</text:p>
          </table:table-cell>
          <table:table-cell table:style-name="ce7" table:formula="of:=[.J32]+195" office:value-type="float" office:value="2535">
            <text:p>2535</text:p>
          </table:table-cell>
          <table:table-cell table:style-name="ce10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7" table:formula="of:=[.A33]+1" office:value-type="float" office:value="33">
            <text:p>33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bnu_esm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16857">
            <text:p>16857</text:p>
          </table:table-cell>
          <table:table-cell table:style-name="ce7" table:formula="of:=CONCATENATE(&quot;g2exp&quot;;[.B34])" office:value-type="string" office:string-value="g2exp69">
            <text:p>g2exp69</text:p>
          </table:table-cell>
          <table:table-cell table:style-name="ce7" table:formula="of:=[.J33]+1" office:value-type="float" office:value="2536">
            <text:p>2536</text:p>
          </table:table-cell>
          <table:table-cell table:style-name="ce7" table:formula="of:=[.J33]+195" office:value-type="float" office:value="2730">
            <text:p>2730</text:p>
          </table:table-cell>
          <table:table-cell table:style-name="ce10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7" table:formula="of:=[.A34]+1" office:value-type="float" office:value="34">
            <text:p>34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bnu_esm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17375">
            <text:p>17375</text:p>
          </table:table-cell>
          <table:table-cell table:style-name="ce7" table:formula="of:=CONCATENATE(&quot;g2exp&quot;;[.B35])" office:value-type="string" office:string-value="g2exp70">
            <text:p>g2exp70</text:p>
          </table:table-cell>
          <table:table-cell table:style-name="ce7" table:formula="of:=[.J34]+1" office:value-type="float" office:value="2731">
            <text:p>2731</text:p>
          </table:table-cell>
          <table:table-cell table:style-name="ce7" table:formula="of:=[.J34]+195" office:value-type="float" office:value="2925">
            <text:p>2925</text:p>
          </table:table-cell>
          <table:table-cell table:style-name="ce10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7" table:formula="of:=[.A35]+1" office:value-type="float" office:value="35">
            <text:p>35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bnu_esm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17598">
            <text:p>17598</text:p>
          </table:table-cell>
          <table:table-cell table:style-name="ce7" table:formula="of:=CONCATENATE(&quot;g2exp&quot;;[.B36])" office:value-type="string" office:string-value="g2exp71">
            <text:p>g2exp71</text:p>
          </table:table-cell>
          <table:table-cell table:style-name="ce7" table:formula="of:=[.J35]+1" office:value-type="float" office:value="2926">
            <text:p>2926</text:p>
          </table:table-cell>
          <table:table-cell table:style-name="ce7" table:formula="of:=[.J35]+195" office:value-type="float" office:value="3120">
            <text:p>3120</text:p>
          </table:table-cell>
          <table:table-cell table:style-name="ce10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7" table:formula="of:=[.A36]+1" office:value-type="float" office:value="36">
            <text:p>36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bnu_esm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17815">
            <text:p>17815</text:p>
          </table:table-cell>
          <table:table-cell table:style-name="ce7" table:formula="of:=CONCATENATE(&quot;g2exp&quot;;[.B37])" office:value-type="string" office:string-value="g2exp77">
            <text:p>g2exp77</text:p>
          </table:table-cell>
          <table:table-cell table:style-name="ce7" table:formula="of:=[.J36]+1" office:value-type="float" office:value="3121">
            <text:p>3121</text:p>
          </table:table-cell>
          <table:table-cell table:style-name="ce7" table:formula="of:=[.J36]+195" office:value-type="float" office:value="3315">
            <text:p>3315</text:p>
          </table:table-cell>
          <table:table-cell table:style-name="ce10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7" table:formula="of:=[.A37]+1" office:value-type="float" office:value="37">
            <text:p>37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bnu_esm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18180">
            <text:p>18180</text:p>
          </table:table-cell>
          <table:table-cell table:style-name="ce7" table:formula="of:=CONCATENATE(&quot;g2exp&quot;;[.B38])" office:value-type="string" office:string-value="g2exp78">
            <text:p>g2exp78</text:p>
          </table:table-cell>
          <table:table-cell table:style-name="ce7" table:formula="of:=[.J37]+1" office:value-type="float" office:value="3316">
            <text:p>3316</text:p>
          </table:table-cell>
          <table:table-cell table:style-name="ce7" table:formula="of:=[.J37]+195" office:value-type="float" office:value="3510">
            <text:p>3510</text:p>
          </table:table-cell>
          <table:table-cell table:style-name="ce10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7" table:formula="of:=[.A38]+1" office:value-type="float" office:value="38">
            <text:p>38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bnu_esm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18412">
            <text:p>18412</text:p>
          </table:table-cell>
          <table:table-cell table:style-name="ce7" table:formula="of:=CONCATENATE(&quot;g2exp&quot;;[.B39])" office:value-type="string" office:string-value="g2exp79">
            <text:p>g2exp79</text:p>
          </table:table-cell>
          <table:table-cell table:style-name="ce7" table:formula="of:=[.J38]+1" office:value-type="float" office:value="3511">
            <text:p>3511</text:p>
          </table:table-cell>
          <table:table-cell table:style-name="ce7" table:formula="of:=[.J38]+195" office:value-type="float" office:value="3705">
            <text:p>3705</text:p>
          </table:table-cell>
          <table:table-cell table:style-name="ce10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7" table:formula="of:=[.A39]+1" office:value-type="float" office:value="39">
            <text:p>39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6517">
            <text:p>26517</text:p>
          </table:table-cell>
          <table:table-cell table:style-name="ce7" table:formula="of:=CONCATENATE(&quot;g&quot;;[.C40];&quot;exp&quot;;[.B40])" office:value-type="string" office:string-value="g3exp33">
            <text:p>g3exp3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5">
            <text:p>195</text:p>
          </table:table-cell>
          <table:table-cell table:style-name="ce10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7" table:formula="of:=[.A40]+1" office:value-type="float" office:value="40">
            <text:p>4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6786">
            <text:p>26786</text:p>
          </table:table-cell>
          <table:table-cell table:style-name="ce7" table:formula="of:=CONCATENATE(&quot;g&quot;;[.C41];&quot;exp&quot;;[.B41])" office:value-type="string" office:string-value="g3exp36">
            <text:p>g3exp36</text:p>
          </table:table-cell>
          <table:table-cell table:style-name="ce7" table:formula="of:=[.J40]+1" office:value-type="float" office:value="196">
            <text:p>196</text:p>
          </table:table-cell>
          <table:table-cell table:style-name="ce7" table:formula="of:=[.J40]+195" office:value-type="float" office:value="390">
            <text:p>390</text:p>
          </table:table-cell>
          <table:table-cell table:style-name="ce10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7" table:formula="of:=[.A41]+1" office:value-type="float" office:value="41">
            <text:p>41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7320">
            <text:p>27320</text:p>
          </table:table-cell>
          <table:table-cell table:style-name="ce7" table:formula="of:=CONCATENATE(&quot;g&quot;;[.C42];&quot;exp&quot;;[.B42])" office:value-type="string" office:string-value="g3exp37">
            <text:p>g3exp37</text:p>
          </table:table-cell>
          <table:table-cell table:style-name="ce7" table:formula="of:=[.J41]+1" office:value-type="float" office:value="391">
            <text:p>391</text:p>
          </table:table-cell>
          <table:table-cell table:style-name="ce7" table:formula="of:=[.J41]+195" office:value-type="float" office:value="585">
            <text:p>585</text:p>
          </table:table-cell>
          <table:table-cell table:style-name="ce10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7" table:formula="of:=[.A42]+1" office:value-type="float" office:value="42">
            <text:p>42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7565">
            <text:p>27565</text:p>
          </table:table-cell>
          <table:table-cell table:style-name="ce7" table:formula="of:=CONCATENATE(&quot;g&quot;;[.C43];&quot;exp&quot;;[.B43])" office:value-type="string" office:string-value="g3exp38">
            <text:p>g3exp38</text:p>
          </table:table-cell>
          <table:table-cell table:style-name="ce7" table:formula="of:=[.J42]+1" office:value-type="float" office:value="586">
            <text:p>586</text:p>
          </table:table-cell>
          <table:table-cell table:style-name="ce7" table:formula="of:=[.J42]+195" office:value-type="float" office:value="780">
            <text:p>780</text:p>
          </table:table-cell>
          <table:table-cell table:style-name="ce10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7" table:formula="of:=[.A43]+1" office:value-type="float" office:value="43">
            <text:p>43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8416">
            <text:p>28416</text:p>
          </table:table-cell>
          <table:table-cell table:style-name="ce7" table:formula="of:=CONCATENATE(&quot;g&quot;;[.C44];&quot;exp&quot;;[.B44])" office:value-type="string" office:string-value="g3exp41">
            <text:p>g3exp41</text:p>
          </table:table-cell>
          <table:table-cell table:style-name="ce7" table:formula="of:=[.J43]+1" office:value-type="float" office:value="781">
            <text:p>781</text:p>
          </table:table-cell>
          <table:table-cell table:style-name="ce7" table:formula="of:=[.J43]+195" office:value-type="float" office:value="975">
            <text:p>975</text:p>
          </table:table-cell>
          <table:table-cell table:style-name="ce10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7" table:formula="of:=[.A44]+1" office:value-type="float" office:value="44">
            <text:p>44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3032">
            <text:p>23032</text:p>
          </table:table-cell>
          <table:table-cell table:style-name="ce7" table:formula="of:=CONCATENATE(&quot;g&quot;;[.C45];&quot;exp&quot;;[.B45])" office:value-type="string" office:string-value="g3exp44">
            <text:p>g3exp44</text:p>
          </table:table-cell>
          <table:table-cell table:style-name="ce7" table:formula="of:=[.J44]+1" office:value-type="float" office:value="976">
            <text:p>976</text:p>
          </table:table-cell>
          <table:table-cell table:style-name="ce7" table:formula="of:=[.J44]+195" office:value-type="float" office:value="1170">
            <text:p>1170</text:p>
          </table:table-cell>
          <table:table-cell table:style-name="ce10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7" table:formula="of:=[.A45]+1" office:value-type="float" office:value="45">
            <text:p>4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3109">
            <text:p>23109</text:p>
          </table:table-cell>
          <table:table-cell table:style-name="ce7" table:formula="of:=CONCATENATE(&quot;g&quot;;[.C46];&quot;exp&quot;;[.B46])" office:value-type="string" office:string-value="g3exp46">
            <text:p>g3exp46</text:p>
          </table:table-cell>
          <table:table-cell table:style-name="ce7" table:formula="of:=[.J45]+1" office:value-type="float" office:value="1171">
            <text:p>1171</text:p>
          </table:table-cell>
          <table:table-cell table:style-name="ce7" table:formula="of:=[.J45]+195" office:value-type="float" office:value="1365">
            <text:p>1365</text:p>
          </table:table-cell>
          <table:table-cell table:style-name="ce10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7" table:formula="of:=[.A46]+1" office:value-type="float" office:value="46">
            <text:p>46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3260">
            <text:p>23260</text:p>
          </table:table-cell>
          <table:table-cell table:style-name="ce7" table:formula="of:=CONCATENATE(&quot;g&quot;;[.C47];&quot;exp&quot;;[.B47])" office:value-type="string" office:string-value="g3exp50">
            <text:p>g3exp50</text:p>
          </table:table-cell>
          <table:table-cell table:style-name="ce7" table:formula="of:=[.J46]+1" office:value-type="float" office:value="1366">
            <text:p>1366</text:p>
          </table:table-cell>
          <table:table-cell table:style-name="ce7" table:formula="of:=[.J46]+195" office:value-type="float" office:value="1560">
            <text:p>1560</text:p>
          </table:table-cell>
          <table:table-cell table:style-name="ce10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7" table:formula="of:=[.A47]+1" office:value-type="float" office:value="47">
            <text:p>47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3395">
            <text:p>23395</text:p>
          </table:table-cell>
          <table:table-cell table:style-name="ce7" table:formula="of:=CONCATENATE(&quot;g&quot;;[.C48];&quot;exp&quot;;[.B48])" office:value-type="string" office:string-value="g3exp51">
            <text:p>g3exp51</text:p>
          </table:table-cell>
          <table:table-cell table:style-name="ce7" table:formula="of:=[.J47]+1" office:value-type="float" office:value="1561">
            <text:p>1561</text:p>
          </table:table-cell>
          <table:table-cell table:style-name="ce7" table:formula="of:=[.J47]+195" office:value-type="float" office:value="1755">
            <text:p>1755</text:p>
          </table:table-cell>
          <table:table-cell table:style-name="ce10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7" table:formula="of:=[.A48]+1" office:value-type="float" office:value="48">
            <text:p>48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3635">
            <text:p>23635</text:p>
          </table:table-cell>
          <table:table-cell table:style-name="ce7" table:formula="of:=CONCATENATE(&quot;g&quot;;[.C49];&quot;exp&quot;;[.B49])" office:value-type="string" office:string-value="g3exp53">
            <text:p>g3exp53</text:p>
          </table:table-cell>
          <table:table-cell table:style-name="ce7" table:formula="of:=[.J48]+1" office:value-type="float" office:value="1756">
            <text:p>1756</text:p>
          </table:table-cell>
          <table:table-cell table:style-name="ce7" table:formula="of:=[.J48]+195" office:value-type="float" office:value="1950">
            <text:p>1950</text:p>
          </table:table-cell>
          <table:table-cell table:style-name="ce10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7" table:formula="of:=[.A49]+1" office:value-type="float" office:value="49">
            <text:p>49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3857">
            <text:p>23857</text:p>
          </table:table-cell>
          <table:table-cell table:style-name="ce7" table:formula="of:=CONCATENATE(&quot;g&quot;;[.C50];&quot;exp&quot;;[.B50])" office:value-type="string" office:string-value="g3exp55">
            <text:p>g3exp55</text:p>
          </table:table-cell>
          <table:table-cell table:style-name="ce7" table:formula="of:=[.J49]+1" office:value-type="float" office:value="1951">
            <text:p>1951</text:p>
          </table:table-cell>
          <table:table-cell table:style-name="ce7" table:formula="of:=[.J49]+195" office:value-type="float" office:value="2145">
            <text:p>2145</text:p>
          </table:table-cell>
          <table:table-cell table:style-name="ce10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7" table:formula="of:=[.A50]+1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4089">
            <text:p>24089</text:p>
          </table:table-cell>
          <table:table-cell table:style-name="ce7" table:formula="of:=CONCATENATE(&quot;g&quot;;[.C51];&quot;exp&quot;;[.B51])" office:value-type="string" office:string-value="g3exp59">
            <text:p>g3exp59</text:p>
          </table:table-cell>
          <table:table-cell table:style-name="ce7" table:formula="of:=[.J50]+1" office:value-type="float" office:value="2146">
            <text:p>2146</text:p>
          </table:table-cell>
          <table:table-cell table:style-name="ce7" table:formula="of:=[.J50]+195" office:value-type="float" office:value="2340">
            <text:p>2340</text:p>
          </table:table-cell>
          <table:table-cell table:style-name="ce10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7" table:formula="of:=[.A51]+1" office:value-type="float" office:value="51">
            <text:p>5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4407">
            <text:p>24407</text:p>
          </table:table-cell>
          <table:table-cell table:style-name="ce7" table:formula="of:=CONCATENATE(&quot;g&quot;;[.C52];&quot;exp&quot;;[.B52])" office:value-type="string" office:string-value="g3exp63">
            <text:p>g3exp63</text:p>
          </table:table-cell>
          <table:table-cell table:style-name="ce7" table:formula="of:=[.J51]+1" office:value-type="float" office:value="2341">
            <text:p>2341</text:p>
          </table:table-cell>
          <table:table-cell table:style-name="ce7" table:formula="of:=[.J51]+195" office:value-type="float" office:value="2535">
            <text:p>2535</text:p>
          </table:table-cell>
          <table:table-cell table:style-name="ce10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7" table:formula="of:=[.A52]+1" office:value-type="float" office:value="52">
            <text:p>52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4648">
            <text:p>24648</text:p>
          </table:table-cell>
          <table:table-cell table:style-name="ce7" table:formula="of:=CONCATENATE(&quot;g&quot;;[.C53];&quot;exp&quot;;[.B53])" office:value-type="string" office:string-value="g3exp69">
            <text:p>g3exp69</text:p>
          </table:table-cell>
          <table:table-cell table:style-name="ce7" table:formula="of:=[.J52]+1" office:value-type="float" office:value="2536">
            <text:p>2536</text:p>
          </table:table-cell>
          <table:table-cell table:style-name="ce7" table:formula="of:=[.J52]+195" office:value-type="float" office:value="2730">
            <text:p>2730</text:p>
          </table:table-cell>
          <table:table-cell table:style-name="ce10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7" table:formula="of:=[.A53]+1" office:value-type="float" office:value="53">
            <text:p>53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4962">
            <text:p>24962</text:p>
          </table:table-cell>
          <table:table-cell table:style-name="ce7" table:formula="of:=CONCATENATE(&quot;g&quot;;[.C54];&quot;exp&quot;;[.B54])" office:value-type="string" office:string-value="g3exp70">
            <text:p>g3exp70</text:p>
          </table:table-cell>
          <table:table-cell table:style-name="ce7" table:formula="of:=[.J53]+1" office:value-type="float" office:value="2731">
            <text:p>2731</text:p>
          </table:table-cell>
          <table:table-cell table:style-name="ce7" table:formula="of:=[.J53]+195" office:value-type="float" office:value="2925">
            <text:p>2925</text:p>
          </table:table-cell>
          <table:table-cell table:style-name="ce10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7" table:formula="of:=[.A54]+1" office:value-type="float" office:value="54">
            <text:p>54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5256">
            <text:p>25256</text:p>
          </table:table-cell>
          <table:table-cell table:style-name="ce7" table:formula="of:=CONCATENATE(&quot;g&quot;;[.C55];&quot;exp&quot;;[.B55])" office:value-type="string" office:string-value="g3exp71">
            <text:p>g3exp71</text:p>
          </table:table-cell>
          <table:table-cell table:style-name="ce7" table:formula="of:=[.J54]+1" office:value-type="float" office:value="2926">
            <text:p>2926</text:p>
          </table:table-cell>
          <table:table-cell table:style-name="ce7" table:formula="of:=[.J54]+195" office:value-type="float" office:value="3120">
            <text:p>3120</text:p>
          </table:table-cell>
          <table:table-cell table:style-name="ce10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7" table:formula="of:=[.A55]+1" office:value-type="float" office:value="55">
            <text:p>55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5577">
            <text:p>25577</text:p>
          </table:table-cell>
          <table:table-cell table:style-name="ce7" table:formula="of:=CONCATENATE(&quot;g&quot;;[.C56];&quot;exp&quot;;[.B56])" office:value-type="string" office:string-value="g3exp77">
            <text:p>g3exp77</text:p>
          </table:table-cell>
          <table:table-cell table:style-name="ce7" table:formula="of:=[.J55]+1" office:value-type="float" office:value="3121">
            <text:p>3121</text:p>
          </table:table-cell>
          <table:table-cell table:style-name="ce7" table:formula="of:=[.J55]+195" office:value-type="float" office:value="3315">
            <text:p>3315</text:p>
          </table:table-cell>
          <table:table-cell table:style-name="ce10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7" table:formula="of:=[.A56]+1" office:value-type="float" office:value="56">
            <text:p>56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5883">
            <text:p>25883</text:p>
          </table:table-cell>
          <table:table-cell table:style-name="ce7" table:formula="of:=CONCATENATE(&quot;g&quot;;[.C57];&quot;exp&quot;;[.B57])" office:value-type="string" office:string-value="g3exp78">
            <text:p>g3exp78</text:p>
          </table:table-cell>
          <table:table-cell table:style-name="ce7" table:formula="of:=[.J56]+1" office:value-type="float" office:value="3316">
            <text:p>3316</text:p>
          </table:table-cell>
          <table:table-cell table:style-name="ce7" table:formula="of:=[.J56]+195" office:value-type="float" office:value="3510">
            <text:p>3510</text:p>
          </table:table-cell>
          <table:table-cell table:style-name="ce10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7" table:formula="of:=[.A57]+1" office:value-type="float" office:value="57">
            <text:p>57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cccma_canesm2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6241">
            <text:p>26241</text:p>
          </table:table-cell>
          <table:table-cell table:style-name="ce7" table:formula="of:=CONCATENATE(&quot;g&quot;;[.C58];&quot;exp&quot;;[.B58])" office:value-type="string" office:string-value="g3exp79">
            <text:p>g3exp79</text:p>
          </table:table-cell>
          <table:table-cell table:style-name="ce7" table:formula="of:=[.J57]+1" office:value-type="float" office:value="3511">
            <text:p>3511</text:p>
          </table:table-cell>
          <table:table-cell table:style-name="ce7" table:formula="of:=[.J57]+195" office:value-type="float" office:value="3705">
            <text:p>3705</text:p>
          </table:table-cell>
          <table:table-cell table:style-name="ce10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7" table:formula="of:=[.A58]+1" office:value-type="float" office:value="58">
            <text:p>58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6454">
            <text:p>16454</text:p>
          </table:table-cell>
          <table:table-cell table:style-name="ce7" table:formula="of:=CONCATENATE(&quot;g&quot;;[.C59];&quot;exp&quot;;[.B59])" office:value-type="string" office:string-value="g4exp33">
            <text:p>g4exp3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5">
            <text:p>195</text:p>
          </table:table-cell>
          <table:table-cell table:style-name="ce10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7" table:formula="of:=[.A59]+1" office:value-type="float" office:value="59">
            <text:p>59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6909">
            <text:p>16909</text:p>
          </table:table-cell>
          <table:table-cell table:style-name="ce7" table:formula="of:=CONCATENATE(&quot;g&quot;;[.C60];&quot;exp&quot;;[.B60])" office:value-type="string" office:string-value="g4exp36">
            <text:p>g4exp36</text:p>
          </table:table-cell>
          <table:table-cell table:style-name="ce7" table:formula="of:=[.J59]+1" office:value-type="float" office:value="196">
            <text:p>196</text:p>
          </table:table-cell>
          <table:table-cell table:style-name="ce7" table:formula="of:=[.J59]+195" office:value-type="float" office:value="390">
            <text:p>390</text:p>
          </table:table-cell>
          <table:table-cell table:style-name="ce10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7" table:formula="of:=[.A60]+1" office:value-type="float" office:value="60">
            <text:p>60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7268">
            <text:p>17268</text:p>
          </table:table-cell>
          <table:table-cell table:style-name="ce7" table:formula="of:=CONCATENATE(&quot;g&quot;;[.C61];&quot;exp&quot;;[.B61])" office:value-type="string" office:string-value="g4exp37">
            <text:p>g4exp37</text:p>
          </table:table-cell>
          <table:table-cell table:style-name="ce7" table:formula="of:=[.J60]+1" office:value-type="float" office:value="391">
            <text:p>391</text:p>
          </table:table-cell>
          <table:table-cell table:style-name="ce7" table:formula="of:=[.J60]+195" office:value-type="float" office:value="585">
            <text:p>585</text:p>
          </table:table-cell>
          <table:table-cell table:style-name="ce10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7" table:formula="of:=[.A61]+1" office:value-type="float" office:value="61">
            <text:p>61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7594">
            <text:p>17594</text:p>
          </table:table-cell>
          <table:table-cell table:style-name="ce7" table:formula="of:=CONCATENATE(&quot;g&quot;;[.C62];&quot;exp&quot;;[.B62])" office:value-type="string" office:string-value="g4exp38">
            <text:p>g4exp38</text:p>
          </table:table-cell>
          <table:table-cell table:style-name="ce7" table:formula="of:=[.J61]+1" office:value-type="float" office:value="586">
            <text:p>586</text:p>
          </table:table-cell>
          <table:table-cell table:style-name="ce7" table:formula="of:=[.J61]+195" office:value-type="float" office:value="780">
            <text:p>780</text:p>
          </table:table-cell>
          <table:table-cell table:style-name="ce10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7" table:formula="of:=[.A62]+1" office:value-type="float" office:value="62">
            <text:p>62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8003">
            <text:p>18003</text:p>
          </table:table-cell>
          <table:table-cell table:style-name="ce7" table:formula="of:=CONCATENATE(&quot;g&quot;;[.C63];&quot;exp&quot;;[.B63])" office:value-type="string" office:string-value="g4exp41">
            <text:p>g4exp41</text:p>
          </table:table-cell>
          <table:table-cell table:style-name="ce7" table:formula="of:=[.J62]+1" office:value-type="float" office:value="781">
            <text:p>781</text:p>
          </table:table-cell>
          <table:table-cell table:style-name="ce7" table:formula="of:=[.J62]+195" office:value-type="float" office:value="975">
            <text:p>975</text:p>
          </table:table-cell>
          <table:table-cell table:style-name="ce10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7" table:formula="of:=[.A63]+1" office:value-type="float" office:value="63">
            <text:p>63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8504">
            <text:p>18504</text:p>
          </table:table-cell>
          <table:table-cell table:style-name="ce7" table:formula="of:=CONCATENATE(&quot;g&quot;;[.C64];&quot;exp&quot;;[.B64])" office:value-type="string" office:string-value="g4exp44">
            <text:p>g4exp44</text:p>
          </table:table-cell>
          <table:table-cell table:style-name="ce7" table:formula="of:=[.J63]+1" office:value-type="float" office:value="976">
            <text:p>976</text:p>
          </table:table-cell>
          <table:table-cell table:style-name="ce7" table:formula="of:=[.J63]+195" office:value-type="float" office:value="1170">
            <text:p>1170</text:p>
          </table:table-cell>
          <table:table-cell table:style-name="ce10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7" table:formula="of:=[.A64]+1" office:value-type="float" office:value="64">
            <text:p>6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8920">
            <text:p>18920</text:p>
          </table:table-cell>
          <table:table-cell table:style-name="ce7" table:formula="of:=CONCATENATE(&quot;g&quot;;[.C65];&quot;exp&quot;;[.B65])" office:value-type="string" office:string-value="g4exp46">
            <text:p>g4exp46</text:p>
          </table:table-cell>
          <table:table-cell table:style-name="ce7" table:formula="of:=[.J64]+1" office:value-type="float" office:value="1171">
            <text:p>1171</text:p>
          </table:table-cell>
          <table:table-cell table:style-name="ce7" table:formula="of:=[.J64]+195" office:value-type="float" office:value="1365">
            <text:p>1365</text:p>
          </table:table-cell>
          <table:table-cell table:style-name="ce10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7" table:formula="of:=[.A65]+1" office:value-type="float" office:value="65">
            <text:p>65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1298">
            <text:p>21298</text:p>
          </table:table-cell>
          <table:table-cell table:style-name="ce7" table:formula="of:=CONCATENATE(&quot;g&quot;;[.C66];&quot;exp&quot;;[.B66])" office:value-type="string" office:string-value="g4exp50">
            <text:p>g4exp50</text:p>
          </table:table-cell>
          <table:table-cell table:style-name="ce7" table:formula="of:=[.J65]+1" office:value-type="float" office:value="1366">
            <text:p>1366</text:p>
          </table:table-cell>
          <table:table-cell table:style-name="ce7" table:formula="of:=[.J65]+195" office:value-type="float" office:value="1560">
            <text:p>1560</text:p>
          </table:table-cell>
          <table:table-cell table:style-name="ce10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7" table:formula="of:=[.A66]+1" office:value-type="float" office:value="66">
            <text:p>66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1552">
            <text:p>21552</text:p>
          </table:table-cell>
          <table:table-cell table:style-name="ce7" table:formula="of:=CONCATENATE(&quot;g&quot;;[.C67];&quot;exp&quot;;[.B67])" office:value-type="string" office:string-value="g4exp51">
            <text:p>g4exp51</text:p>
          </table:table-cell>
          <table:table-cell table:style-name="ce7" table:formula="of:=[.J66]+1" office:value-type="float" office:value="1561">
            <text:p>1561</text:p>
          </table:table-cell>
          <table:table-cell table:style-name="ce7" table:formula="of:=[.J66]+195" office:value-type="float" office:value="1755">
            <text:p>1755</text:p>
          </table:table-cell>
          <table:table-cell table:style-name="ce10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7" table:formula="of:=[.A67]+1" office:value-type="float" office:value="67">
            <text:p>67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1804">
            <text:p>21804</text:p>
          </table:table-cell>
          <table:table-cell table:style-name="ce7" table:formula="of:=CONCATENATE(&quot;g&quot;;[.C68];&quot;exp&quot;;[.B68])" office:value-type="string" office:string-value="g4exp53">
            <text:p>g4exp53</text:p>
          </table:table-cell>
          <table:table-cell table:style-name="ce7" table:formula="of:=[.J67]+1" office:value-type="float" office:value="1756">
            <text:p>1756</text:p>
          </table:table-cell>
          <table:table-cell table:style-name="ce7" table:formula="of:=[.J67]+195" office:value-type="float" office:value="1950">
            <text:p>1950</text:p>
          </table:table-cell>
          <table:table-cell table:style-name="ce10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7" table:formula="of:=[.A68]+1" office:value-type="float" office:value="68">
            <text:p>68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1977">
            <text:p>21977</text:p>
          </table:table-cell>
          <table:table-cell table:style-name="ce7" table:formula="of:=CONCATENATE(&quot;g&quot;;[.C69];&quot;exp&quot;;[.B69])" office:value-type="string" office:string-value="g4exp55">
            <text:p>g4exp55</text:p>
          </table:table-cell>
          <table:table-cell table:style-name="ce7" table:formula="of:=[.J68]+1" office:value-type="float" office:value="1951">
            <text:p>1951</text:p>
          </table:table-cell>
          <table:table-cell table:style-name="ce7" table:formula="of:=[.J68]+195" office:value-type="float" office:value="2145">
            <text:p>2145</text:p>
          </table:table-cell>
          <table:table-cell table:style-name="ce10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7" table:formula="of:=[.A69]+1" office:value-type="float" office:value="69">
            <text:p>69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4">
            <text:p>4</text:p>
          </table:table-cell>
          <table:table-cell table:style-name="ce11" office:value-type="string">
            <text:p>cccma_canesm2_ENS_r2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see4-75</text:p>
          </table:table-cell>
          <table:table-cell table:style-name="ce7" office:value-type="string">
            <text:p>bash</text:p>
          </table:table-cell>
          <table:table-cell table:style-name="ce7" table:formula="of:=CONCATENATE(&quot;g&quot;;[.C70];&quot;exp&quot;;[.B70])" office:value-type="string" office:string-value="g4exp59">
            <text:p>g4exp59</text:p>
          </table:table-cell>
          <table:table-cell table:style-name="ce7" table:formula="of:=[.J69]+1" office:value-type="float" office:value="2146">
            <text:p>2146</text:p>
          </table:table-cell>
          <table:table-cell table:style-name="ce7" table:formula="of:=[.J69]+195" office:value-type="float" office:value="2340">
            <text:p>2340</text:p>
          </table:table-cell>
          <table:table-cell table:style-name="ce11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formula="of:=[.A70]+1"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string">
            <text:p>cccma_canesm2_ENS_r2i1p1</text:p>
          </table:table-cell>
          <table:table-cell table:number-columns-repeated="3"/>
          <table:table-cell table:formula="of:=CONCATENATE(&quot;g&quot;;[.C71];&quot;exp&quot;;[.B71])" office:value-type="string" office:string-value="g4exp63">
            <text:p>g4exp63</text:p>
          </table:table-cell>
          <table:table-cell table:formula="of:=[.J70]+1" office:value-type="float" office:value="2341">
            <text:p>2341</text:p>
          </table:table-cell>
          <table:table-cell table:formula="of:=[.J70]+195" office:value-type="float" office:value="2535">
            <text:p>2535</text:p>
          </table:table-cell>
          <table:table-cell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formula="of:=[.A71]+1"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string">
            <text:p>cccma_canesm2_ENS_r2i1p1</text:p>
          </table:table-cell>
          <table:table-cell table:number-columns-repeated="3"/>
          <table:table-cell table:formula="of:=CONCATENATE(&quot;g&quot;;[.C72];&quot;exp&quot;;[.B72])" office:value-type="string" office:string-value="g4exp69">
            <text:p>g4exp69</text:p>
          </table:table-cell>
          <table:table-cell table:formula="of:=[.J71]+1" office:value-type="float" office:value="2536">
            <text:p>2536</text:p>
          </table:table-cell>
          <table:table-cell table:formula="of:=[.J71]+195" office:value-type="float" office:value="2730">
            <text:p>2730</text:p>
          </table:table-cell>
          <table:table-cell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formula="of:=[.A72]+1"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string">
            <text:p>cccma_canesm2_ENS_r2i1p1</text:p>
          </table:table-cell>
          <table:table-cell table:number-columns-repeated="3"/>
          <table:table-cell table:formula="of:=CONCATENATE(&quot;g&quot;;[.C73];&quot;exp&quot;;[.B73])" office:value-type="string" office:string-value="g4exp70">
            <text:p>g4exp70</text:p>
          </table:table-cell>
          <table:table-cell table:formula="of:=[.J72]+1" office:value-type="float" office:value="2731">
            <text:p>2731</text:p>
          </table:table-cell>
          <table:table-cell table:formula="of:=[.J72]+195" office:value-type="float" office:value="2925">
            <text:p>2925</text:p>
          </table:table-cell>
          <table:table-cell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formula="of:=[.A73]+1"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string">
            <text:p>cccma_canesm2_ENS_r2i1p1</text:p>
          </table:table-cell>
          <table:table-cell table:number-columns-repeated="3"/>
          <table:table-cell table:formula="of:=CONCATENATE(&quot;g&quot;;[.C74];&quot;exp&quot;;[.B74])" office:value-type="string" office:string-value="g4exp71">
            <text:p>g4exp71</text:p>
          </table:table-cell>
          <table:table-cell table:formula="of:=[.J73]+1" office:value-type="float" office:value="2926">
            <text:p>2926</text:p>
          </table:table-cell>
          <table:table-cell table:formula="of:=[.J73]+195" office:value-type="float" office:value="3120">
            <text:p>3120</text:p>
          </table:table-cell>
          <table:table-cell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formula="of:=[.A74]+1"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string">
            <text:p>cccma_canesm2_ENS_r2i1p1</text:p>
          </table:table-cell>
          <table:table-cell table:number-columns-repeated="3"/>
          <table:table-cell table:formula="of:=CONCATENATE(&quot;g&quot;;[.C75];&quot;exp&quot;;[.B75])" office:value-type="string" office:string-value="g4exp77">
            <text:p>g4exp77</text:p>
          </table:table-cell>
          <table:table-cell table:formula="of:=[.J74]+1" office:value-type="float" office:value="3121">
            <text:p>3121</text:p>
          </table:table-cell>
          <table:table-cell table:formula="of:=[.J74]+195" office:value-type="float" office:value="3315">
            <text:p>3315</text:p>
          </table:table-cell>
          <table:table-cell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formula="of:=[.A75]+1"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string">
            <text:p>cccma_canesm2_ENS_r2i1p1</text:p>
          </table:table-cell>
          <table:table-cell table:number-columns-repeated="3"/>
          <table:table-cell table:formula="of:=CONCATENATE(&quot;g&quot;;[.C76];&quot;exp&quot;;[.B76])" office:value-type="string" office:string-value="g4exp78">
            <text:p>g4exp78</text:p>
          </table:table-cell>
          <table:table-cell table:formula="of:=[.J75]+1" office:value-type="float" office:value="3316">
            <text:p>3316</text:p>
          </table:table-cell>
          <table:table-cell table:formula="of:=[.J75]+195" office:value-type="float" office:value="3510">
            <text:p>3510</text:p>
          </table:table-cell>
          <table:table-cell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formula="of:=[.A76]+1"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string">
            <text:p>cccma_canesm2_ENS_r2i1p1</text:p>
          </table:table-cell>
          <table:table-cell table:number-columns-repeated="3"/>
          <table:table-cell table:formula="of:=CONCATENATE(&quot;g&quot;;[.C77];&quot;exp&quot;;[.B77])" office:value-type="string" office:string-value="g4exp79">
            <text:p>g4exp79</text:p>
          </table:table-cell>
          <table:table-cell table:formula="of:=[.J76]+1" office:value-type="float" office:value="3511">
            <text:p>3511</text:p>
          </table:table-cell>
          <table:table-cell table:formula="of:=[.J76]+195" office:value-type="float" office:value="3705">
            <text:p>3705</text:p>
          </table:table-cell>
          <table:table-cell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6" table:number-columns-repeated="1024" table:default-cell-style-name="ce3"/>
        <table:table-row table:style-name="ro1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2/22/2013</text:date>, <text:time>09:2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2T09:26:15</dc:date>
    <dc:creator>Julian Ramirez-Villegas</dc:creator>
    <meta:generator>LibreOffice/3.4$Unix LibreOffice_project/340m1$Build-502</meta:generator>
    <meta:editing-duration>PT19M35S</meta:editing-duration>
    <meta:editing-cycles>9</meta:editing-cycles>
    <meta:document-statistic meta:table-count="3" meta:cell-count="926" meta:object-count="0"/>
  </office:meta>
</office:document-meta>
</file>